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6pt" officeooo:rsid="000cc13f" officeooo:paragraph-rsid="000cc13f" style:font-size-asian="14pt" style:font-size-complex="16pt"/>
    </style:style>
    <style:style style:name="P2" style:family="paragraph" style:parent-style-name="Standard">
      <style:text-properties style:font-name="Liberation Sans" fo:font-size="12pt" officeooo:rsid="000cc13f" officeooo:paragraph-rsid="000cc13f" style:font-size-asian="10.5pt" style:font-size-complex="12pt"/>
    </style:style>
    <style:style style:name="P3" style:family="paragraph" style:parent-style-name="Standard" style:list-style-name="L1">
      <style:text-properties style:font-name="Liberation Sans" fo:font-size="12pt" officeooo:rsid="000cc13f" officeooo:paragraph-rsid="000cc13f" style:font-size-asian="10.5pt" style:font-size-complex="12pt"/>
    </style:style>
    <style:style style:name="P4" style:family="paragraph" style:parent-style-name="Standard" style:list-style-name="L1">
      <style:text-properties style:font-name="Liberation Sans" fo:font-size="12pt" officeooo:rsid="000de2c3" officeooo:paragraph-rsid="000de2c3" style:font-size-asian="10.5pt" style:font-size-complex="12pt"/>
    </style:style>
    <style:style style:name="P5" style:family="paragraph" style:parent-style-name="Standard" style:list-style-name="L1">
      <style:text-properties style:font-name="Liberation Sans" fo:font-size="12pt" officeooo:rsid="000f8126" officeooo:paragraph-rsid="000f8126" style:font-size-asian="10.5pt" style:font-size-complex="12pt"/>
    </style:style>
    <style:style style:name="T1" style:family="text">
      <style:text-properties officeooo:rsid="000de2c3"/>
    </style:style>
    <style:style style:name="T2" style:family="text">
      <style:text-properties officeooo:rsid="0010045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is treści</text:p>
      <text:p text:style-name="P2">Opis folderów zawierających dokumentację projektu</text:p>
      <text:p text:style-name="P1"/>
      <text:list xml:id="list7309098626472572809" text:style-name="L1">
        <text:list-item>
          <text:p text:style-name="P3">Wizja projektu</text:p>
          <text:p text:style-name="P3">Zawiera plik „Wizja projektu.pdf” przedstawiający wizję projektu</text:p>
        </text:list-item>
        <text:list-item>
          <text:p text:style-name="P3">Opis funkcjonalności</text:p>
          <text:p text:style-name="P3">Zawiera plik „prd.pdf” przestawiający Dokumentację wymagań projektowych</text:p>
        </text:list-item>
        <text:list-item>
          <text:p text:style-name="P3">Diagramy UML</text:p>
          <text:p text:style-name="P3">Zawiera pliki:</text:p>
          <text:list>
            <text:list-item>
              <text:p text:style-name="P3">activity.png – obrazek przedstawiający diagram aktywności</text:p>
            </text:list-item>
            <text:list-item>
              <text:p text:style-name="P3">class.png – obrazek przedstawiający diagram klas</text:p>
            </text:list-item>
            <text:list-item>
              <text:p text:style-name="P3">state.png – obrazek przedstawiający diagram stanów</text:p>
            </text:list-item>
            <text:list-item>
              <text:p text:style-name="P3">use_case.png – obrazek przedstawiający diagram przypadków użycia</text:p>
            </text:list-item>
          </text:list>
        </text:list-item>
        <text:list-item>
          <text:p text:style-name="P3">Zastosowane rozwiązania zewnętrzne</text:p>
          <text:p text:style-name="P4">Zawiera plik Rozw_Zewn.pdf opisujący użyte w projekcie rozwiązania zewnętrzne.</text:p>
        </text:list-item>
        <text:list-item>
          <text:p text:style-name="P3">Instrukcja</text:p>
          <text:p text:style-name="P3">Zawiera plik „Kompilacja i uruchomienie.pdf” przedstawiający instrukcję kompilacji i uruchomienia programu oraz instrukcję obsługi <text:span text:style-name="T1">w pliku „Obsługa.pdf”</text:span></text:p>
        </text:list-item>
        <text:list-item>
          <text:p text:style-name="P3">Opis znanych błędów</text:p>
          <text:p text:style-name="P3">Zawiera dokument „<text:span text:style-name="T2">Opis znanych błędów.pdf”</text:span> opisujący znane błędy oraz wyjaśnienie dlaczego ich nie poprawiono</text:p>
        </text:list-item>
        <text:list-item>
          <text:p text:style-name="P3">Wykres Gantta</text:p>
          <text:p text:style-name="P3">Zawiera plik „gantt.png” przedstawiający wykres Gantta dla projektu.</text:p>
        </text:list-item>
        <text:list-item>
          <text:p text:style-name="P5">Dokumentacja testów</text:p>
          <text:p text:style-name="P5">Zawiera pliki pdf dokumentujące testy jednostkowe, integracyjne i systemowe przeprowadzone dla projektu Mastermin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6:51:50.184185657</meta:creation-date>
    <dc:date>2015-06-23T23:49:20.331796540</dc:date>
    <meta:editing-duration>PT14M47S</meta:editing-duration>
    <meta:editing-cycles>4</meta:editing-cycles>
    <meta:generator>LibreOffice/4.4.4.1.0$Linux_X86_64 LibreOffice_project/40m0$Build-1</meta:generator>
    <meta:document-statistic meta:table-count="0" meta:image-count="0" meta:object-count="0" meta:page-count="1" meta:paragraph-count="22" meta:word-count="134" meta:character-count="1114" meta:non-whitespace-character-count="1010"/>
  </office:meta>
</office:document-meta>
</file>